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riptionManager.getFlo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.dispatchToSubscribers( MessageExchangeImpl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ubscriptionManager.dispatchToSubscriber( MessageExchangeImpl exchange , InternalEndpoint endpoi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ubscriptionManager.setFlowName( String flow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criptionManager.onMessage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bscriptionManager.init( Broker broker , Registry r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